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Grande" svg:font-family="'Lucida Grande', 'Lucida Sans Unicode', sans-serif"/>
    <style:font-face style:name="OpenSymbol" svg:font-family="OpenSymbol"/>
    <style:font-face style:name="Arial2" svg:font-family="Arial" style:font-family-generic="swiss"/>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text-properties style:font-name="Calibri1"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Calibri1"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Calibri1"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Calibri1" fo:font-size="11pt" fo:font-weight="normal" style:font-size-asian="11pt" style:font-weight-asian="normal" style:font-size-complex="11pt" style:font-weight-complex="normal"/>
    </style:style>
    <style:style style:name="P6" style:family="paragraph" style:parent-style-name="Standard" style:list-style-name="L1">
      <style:paragraph-properties fo:text-align="start" style:justify-single-word="false"/>
      <style:text-properties style:font-name="Calibri1" fo:font-size="11pt" fo:font-weight="normal" style:font-size-asian="11pt" style:font-weight-asian="normal" style:font-size-complex="11pt" style:font-weight-complex="normal"/>
    </style:style>
    <style:style style:name="P7" style:family="paragraph" style:parent-style-name="Default">
      <style:paragraph-properties fo:text-align="start" style:justify-single-word="false"/>
      <style:text-properties style:font-name="Calibri1" fo:font-size="12pt" fo:font-weight="normal" style:font-size-asian="12pt" style:font-weight-asian="normal" style:font-size-complex="12pt" style:font-weight-complex="normal"/>
    </style:style>
    <style:style style:name="P8" style:family="paragraph" style:parent-style-name="Default" style:list-style-name="">
      <style:paragraph-properties style:text-autospace="none"/>
      <style:text-properties style:font-name="Calibri1" fo:font-size="12pt" fo:font-weight="bold" style:font-size-asian="12pt" style:font-weight-asian="bold" style:font-size-complex="12pt" style:font-weight-complex="bold"/>
    </style:style>
    <style:style style:name="P9" style:family="paragraph" style:parent-style-name="Default" style:list-style-name="">
      <style:paragraph-properties style:text-autospace="none"/>
      <style:text-properties style:font-name="Calibri1" fo:font-size="11pt" fo:font-weight="normal" style:font-size-asian="11pt" style:font-weight-asian="normal" style:font-size-complex="11pt" style:font-weight-complex="normal"/>
    </style:style>
    <style:style style:name="P10" style:family="paragraph" style:parent-style-name="Default" style:list-style-name="">
      <style:paragraph-properties style:text-autospace="none"/>
      <style:text-properties style:font-name="Calibri1" fo:font-size="8pt" fo:font-weight="normal" style:font-size-asian="8pt" style:font-weight-asian="normal" style:font-size-complex="8pt" style:font-weight-complex="normal"/>
    </style:style>
    <style:style style:name="T1" style:family="text">
      <style:text-properties fo:color="#000000" style:text-line-through-style="none" style:font-name="Calibri" style:text-underline-style="none" style:font-name-asian="Calibri" style:font-name-complex="Calibri"/>
    </style:style>
    <style:style style:name="T2" style:family="text">
      <style:text-properties fo:color="#000000" style:text-line-through-style="none" style:text-underline-style="none" style:font-name-asian="Calibri" style:font-name-complex="Calibri"/>
    </style:style>
    <style:style style:name="T3" style:family="text">
      <style:text-properties fo:color="#000000" style:text-line-through-style="none" fo:font-size="8pt" style:text-underline-style="none" style:font-name-asian="Calibri" style:font-size-asian="8pt" style:font-name-complex="Calibri" style:font-size-complex="8pt"/>
    </style:style>
    <style:style style:name="T4" style:family="text">
      <style:text-properties fo:color="#000000" style:font-name-asian="Calibri" style:font-name-complex="Calibri"/>
    </style:style>
    <style:style style:name="T5" style:family="text">
      <style:text-properties style:font-name="Calibri1" fo:font-size="11pt" style:font-size-asian="11pt" style:font-size-complex="11pt"/>
    </style:style>
    <style:style style:name="T6" style:family="text">
      <style:text-properties fo:font-size="11pt" style:font-size-asian="11pt" style:font-size-complex="11pt"/>
    </style:style>
    <style:style style:name="T7" style:family="text">
      <style:text-properties fo:font-variant="normal" fo:text-transform="none" fo:color="#000000" style:text-line-through-style="none" fo:letter-spacing="normal" fo:font-style="normal" style:text-underline-style="none" style:font-name-asian="Calibri" style:font-name-complex="Calibri"/>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verständniserklärung</text:p>
      <text:p text:style-name="P5">Sie sind eingeladen an einer Studie zur sozialen Akzeptanz von Virtual Reality Brillen, durchgeführt von Stephan Jäger, Alexander Nedorost und Alexander Eder unter Leitung von Valentin Schwind und Niels Henze an der Universität Regensburg.</text:p>
      <text:list xml:id="list7100577758008242097" text:style-name="L1">
        <text:list-item>
          <text:p text:style-name="P6">Die Teilnahme ist freiwillig</text:p>
        </text:list-item>
        <text:list-item>
          <text:p text:style-name="P6">Die Studie dauert ca. 10 Minuten</text:p>
        </text:list-item>
        <text:list-item>
          <text:p text:style-name="P6">Wir werden persönliche Daten erheben (Alter, Geschlecht, etc.)</text:p>
        </text:list-item>
        <text:list-item>
          <text:p text:style-name="P6">Wir könnten die Resultate dieser Studie veröffentlichen, alle Daten werden anonymisiert und Ihr Name wird nirgendwo auftauchen.</text:p>
        </text:list-item>
      </text:list>
      <text:p text:style-name="P1"><text:span text:style-name="T5">Sollten Sie Fragen oder Beschwerden haben zu dieser Studie oder Ihren Rechten als Studienteilnehmer haben kontaktieren sie bitte Valentin Schwind (valentin.schwind@ur.de) oder Niels Henze (</text:span><text:a xlink:type="simple" xlink:href="mailto:niels.henze@ur.de" text:style-name="Internet_20_link" text:visited-style-name="Visited_20_Internet_20_Link"><text:span text:style-name="T5">niels.henze@ur.de</text:span></text:a><text:span text:style-name="T5">).</text:span></text:p>
      <text:p text:style-name="P3"/>
      <text:p text:style-name="P4">Ziel der Studie </text:p>
      <text:p text:style-name="P5">Das Ziel dieser Studie ist es, die soziale Akzeptanz von Virtual Reality Brillen in einem öffentlichen Raum zu messen.</text:p>
      <text:p text:style-name="P5"/>
      <text:p text:style-name="P4">Teilnahme und Compensation</text:p>
      <text:p text:style-name="P5">Die Teilnahme an der Studie ist vollkommen freiwillig, es werden ca. 60 Personen daran teilnehmen. Sie werden eine Aufwandsentschädigung erhalten. Sie können jederzeit die Teilnahme abbrechen ohne Folgen und ohne Verlust der Aufwandsentschädigung. Sie können die Beantwortung von Fragen die Sie nicht beantworten möchten verweigern.</text:p>
      <text:p text:style-name="P5"/>
      <text:p text:style-name="P4">Prozedur</text:p>
      <text:p text:style-name="P5">Nachdem Sie Ihr Einverständnis gegeben haben, werden Sie mit einem Forscher einen Fragebogen durchgehen.</text:p>
      <text:p text:style-name="P5">Die Durchführung dieser Prozedur sollte ca. 10 Minuten dauern.</text:p>
      <text:p text:style-name="P5"/>
      <text:p text:style-name="P4">Risiken und Nutzen</text:p>
      <text:p text:style-name="P7">Diese Studie ist mit keinerlei Risiken verbunden, jegliche Beschwerden und Unannehmlichkeiten werden minimal sein und sehr unwahrscheinlich eintreten. Ihr Nutzen aus der Teilnahme ist die Aufwandsentschädigung.</text:p>
      <text:p text:style-name="P7"/>
      <text:p text:style-name="P8"><text:span text:style-name="T4">Informationen zum Datenschutz </text:span></text:p>
      <text:p text:style-name="P9"><text:span text:style-name="T2">Persönliche Daten (Alter, Geschlecht, etc.) werden während der Teilnahme erhoben. Die Forscher werden Sie nicht anhand Ihres Namens in irgendwelchen Berichten die die Daten dieser Studie verwenden erwähnen. Die Vertraulichkeit Ihrer Daten und Ihrer Teilnahme wird gewährleistet. Alle Daten werden anonymisiert und vertraulich behandelt nach der Datenschutz-Grundverordnung der Europäischen Union. Die Verwendung der Daten wird nach den Richtlinien der Datenschutz-Grundverordnung erfolgen, alle Daten werden nur anonymisiert verwendet. Bei Publikationen besteht immer das Risiko einer Verletzung der Vertraulichkeit der Daten. Sollte es bei einer Publikation zu einer Verletzung der Vertraulichkeit kommen werden Sie von den Forschern darüber informiert.</text:span></text:p>
      <text:p text:style-name="P9"><text:span text:style-name="T2"/></text:p>
      <text:p text:style-name="P8"><text:span text:style-name="T2">Kontakt </text:span></text:p>
      <text:p text:style-name="P9"><text:span text:style-name="T2">Bei offenen Fragen oder Sorgen bezüglich dieser Studie, wenden Sie sich bitte an:</text:span></text:p>
      <text:p text:style-name="P9"><text:span text:style-name="T2"/></text:p>
      <text:p text:style-name="P9"><text:span text:style-name="T2">Dr. Valentin Schwind<text:tab/><text:tab/><text:tab/><text:tab/>Prof. Dr. Niels Henze</text:span></text:p>
      <text:p text:style-name="P9"><text:span text:style-name="T2">Leiter der Studie <text:tab/><text:tab/><text:tab/><text:tab/>Professor für Medieninformatik</text:span></text:p>
      <text:p text:style-name="P9"><text:span text:style-name="T7">Universität Regensburg<text:tab/><text:tab/><text:tab/><text:tab/>Universität Regensburg</text:span><text:span text:style-name="T2"><text:line-break/></text:span><text:span text:style-name="T7">Lehrstuhl für Medieninformatik<text:tab/><text:tab/><text:tab/>Lehrstuhl für Medieninformatik</text:span><text:span text:style-name="T2"><text:line-break/></text:span><text:span text:style-name="T7">D-93040 Regensburg</text:span><text:span text:style-name="T2"> <text:tab/><text:tab/><text:tab/><text:tab/>D-93040 Regensburg</text:span></text:p>
      <text:p text:style-name="P9"><text:span text:style-name="T2"/></text:p>
      <text:p text:style-name="P8"><text:soft-page-break/><text:span text:style-name="T2">Einverständnis<text:tab/></text:span></text:p>
      <text:p text:style-name="P9"><text:span text:style-name="T2">Ich verstehe die Erklärungen die ich erhalten habe und meine Fragen wurden zu meiner Zufriedenheit beantwortet. Mit meiner Unterschrift erkläre ich freiwillig mein Einverständnis zur Teilnahme an dieser Studie.</text:span></text:p>
      <text:p text:style-name="P9"><text:span text:style-name="T2"/></text:p>
      <text:p text:style-name="P9"><text:span text:style-name="T2"/></text:p>
      <text:p text:style-name="P9"><text:span text:style-name="T2">________________________________________<text:tab/></text:span></text:p>
      <text:p text:style-name="P9"><text:span text:style-name="T3">Name Teilnehmer in Druckbuchstaben</text:span><text:span text:style-name="T2"><text:tab/></text:span></text:p>
      <text:p text:style-name="P9"><text:span text:style-name="T2"/></text:p>
      <text:p text:style-name="P9"/>
      <text:p text:style-name="P9"><text:span text:style-name="T2">____________________<text:tab/><text:tab/>________________________________________</text:span></text:p>
      <text:p text:style-name="P10">Ort, Datum <text:tab/><text:tab/><text:tab/><text:tab/>Unterschrift Teilnehmer</text:p>
      <text:p text:style-name="P9"><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Grande" svg:font-family="'Lucida Grande', 'Lucida Sans Unicode', sans-serif"/>
    <style:font-face style:name="OpenSymbol" svg:font-family="OpenSymbol"/>
    <style:font-face style:name="Arial2" svg:font-family="Arial" style:font-family-generic="swiss"/>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ander Eder</meta:initial-creator>
    <meta:creation-date>2019-07-02T16:06:33.48</meta:creation-date>
    <meta:document-statistic meta:table-count="0" meta:image-count="0" meta:object-count="0" meta:page-count="2" meta:paragraph-count="29" meta:word-count="404" meta:character-count="3142"/>
    <dc:date>2019-07-02T16:59:53.12</dc:date>
    <dc:creator>Alexander Eder</dc:creator>
    <meta:editing-duration>PT37M29S</meta:editing-duration>
    <meta:editing-cycles>1</meta:editing-cycles>
    <meta:generator>OpenOffice/4.1.5$Win32 OpenOffice.org_project/415m1$Build-9789</meta:generator>
  </office:meta>
</office:document-meta>
</file>